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Miriam CLM" svg:font-family="'Miriam CLM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30.232cm" fo:min-width="21.307cm"/>
    </style:style>
    <style:style style:name="gr2" style:family="graphic" style:parent-style-name="standard">
      <style:graphic-properties draw:stroke="none" svg:stroke-color="#000000" draw:fill="none" draw:fill-color="#ffffff" fo:min-height="26.374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fcfcfc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06cm"/>
      <style:paragraph-properties style:writing-mode="lr-tb"/>
    </style:style>
    <style:style style:name="gr6" style:family="graphic" style:parent-style-name="standard">
      <style:graphic-properties draw:stroke="solid" svg:stroke-color="#fcfcfc" draw:marker-start="" draw:marker-start-width="0.3cm" draw:marker-end="Triangle_20_unfilled" draw:marker-end-width="0.3cm" svg:stroke-opacity="100%" draw:textarea-vertical-align="middle"/>
    </style:style>
    <style:style style:name="gr7" style:family="graphic" style:parent-style-name="standard">
      <style:graphic-properties draw:stroke="solid" svg:stroke-width="0.018cm" svg:stroke-color="#fcfcfc" draw:marker-start="" draw:marker-start-width="0.327cm" draw:marker-end="Triangle_20_unfilled" draw:marker-end-width="0.327cm" svg:stroke-opacity="100%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fo:min-height="0.6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1.337cm"/>
      <style:paragraph-properties style:writing-mode="lr-tb"/>
    </style:style>
    <style:style style:name="gr10" style:family="graphic" style:parent-style-name="objectwithoutfill">
      <style:graphic-properties svg:stroke-color="#fefefe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12" style:family="graphic" style:parent-style-name="objectwithoutfill">
      <style:graphic-properties svg:stroke-color="#fefefe"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96cm"/>
      <style:paragraph-properties style:writing-mode="lr-tb"/>
    </style:style>
    <style:style style:name="gr15" style:family="graphic" style:parent-style-name="objectwithoutfill">
      <style:graphic-properties svg:stroke-color="#ffffff" draw:marker-end="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4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95cm"/>
      <style:paragraph-properties style:writing-mode="lr-tb"/>
    </style:style>
    <style:style style:name="gr18" style:family="graphic" style:parent-style-name="objectwithoutfill">
      <style:graphic-properties svg:stroke-color="#ffffff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426cm"/>
      <style:paragraph-properties style:writing-mode="lr-tb"/>
    </style:style>
    <style:style style:name="co1" style:family="table-column">
      <style:table-column-properties style:column-width="2.251cm" style:use-optimal-column-width="false"/>
    </style:style>
    <style:style style:name="co2" style:family="table-column">
      <style:table-column-properties style:column-width="2.129cm" style:use-optimal-column-width="false"/>
    </style:style>
    <style:style style:name="co3" style:family="table-column">
      <style:table-column-properties style:column-width="2.066cm" style:use-optimal-column-width="false"/>
    </style:style>
    <style:style style:name="co4" style:family="table-column">
      <style:table-column-properties style:column-width="2.187cm" style:use-optimal-column-width="false"/>
    </style:style>
    <style:style style:name="co5" style:family="table-column">
      <style:table-column-properties style:column-width="2.07cm" style:use-optimal-column-width="false"/>
    </style:style>
    <style:style style:name="co6" style:family="table-column">
      <style:table-column-properties style:column-width="2.253cm" style:use-optimal-column-width="false"/>
    </style:style>
    <style:style style:name="co7" style:family="table-column">
      <style:table-column-properties style:column-width="1.722cm" style:use-optimal-column-width="false"/>
    </style:style>
    <style:style style:name="co8" style:family="table-column">
      <style:table-column-properties style:column-width="2.088cm" style:use-optimal-column-width="false"/>
    </style:style>
    <style:style style:name="co9" style:family="table-column">
      <style:table-column-properties style:column-width="2.271cm" style:use-optimal-column-width="false"/>
    </style:style>
    <style:style style:name="co10" style:family="table-column">
      <style:table-column-properties style:column-width="2.197cm" style:use-optimal-column-width="false"/>
    </style:style>
    <style:style style:name="ro1" style:family="table-row">
      <style:table-row-properties style:row-height="1.565cm" style:use-optimal-row-height="false"/>
    </style:style>
    <style:style style:name="ro2" style:family="table-row">
      <style:table-row-properties style:row-height="1.568cm" style:use-optimal-row-height="false"/>
    </style:style>
    <style:style style:name="ce1" style:family="table-cell">
      <loext:graphic-properties draw:fill-color="#000000" draw:textarea-vertical-align="middle"/>
      <style:paragraph-properties fo:margin-top="0.2cm" fo:margin-bottom="0.2cm" fo:text-align="center" fo:border="0.03pt solid #fcfcfc"/>
      <style:text-properties fo:color="#ffffff" style:font-name="Miriam CLM" fo:font-size="10.5pt" fo:background-color="#000000" style:font-size-asian="10.5pt" style:font-size-complex="10.5pt"/>
    </style:style>
    <style:style style:name="ce2" style:family="table-cell">
      <loext:graphic-properties draw:fill-color="#000000" draw:textarea-vertical-align="middle"/>
      <style:paragraph-properties fo:margin-top="0.2cm" fo:margin-bottom="0.2cm" fo:text-align="start" fo:border="0.03pt solid #fcfcfc"/>
      <style:text-properties fo:color="#ffffff" style:font-name="Miriam CLM" fo:font-size="10.5pt" fo:background-color="#000000" style:font-size-asian="10.5pt" style:font-size-complex="10.5pt"/>
    </style:style>
    <style:style style:name="ce3" style:family="table-cell">
      <loext:graphic-properties draw:fill-color="#000000" draw:textarea-vertical-align="middle"/>
      <style:paragraph-properties fo:margin-top="0.2cm" fo:margin-bottom="0.2cm" fo:text-align="center" fo:border="0.03pt solid #fcfcfc"/>
      <style:text-properties fo:color="#ffffff" style:font-name="Miriam CLM" fo:font-size="10pt" fo:background-color="#000000" style:font-size-asian="10pt" style:font-size-complex="10pt"/>
    </style:style>
    <style:style style:name="ce4" style:family="table-cell">
      <loext:graphic-properties draw:fill-color="#000000" draw:textarea-vertical-align="middle"/>
      <style:paragraph-properties fo:margin-top="0.2cm" fo:margin-bottom="0.2cm" fo:text-align="center" fo:border="0.03pt solid #fcfcfc"/>
      <style:text-properties fo:color="#ffffff" style:font-name="Miriam CLM" fo:font-size="9pt" fo:background-color="#000000" style:font-size-asian="9pt" style:font-size-complex="9pt"/>
    </style:style>
    <style:style style:name="ce5" style:family="table-cell">
      <loext:graphic-properties draw:fill-color="#000000" draw:textarea-vertical-align="middle"/>
      <style:paragraph-properties fo:margin-left="0cm" fo:margin-right="0cm" fo:margin-top="0.2cm" fo:margin-bottom="0.2cm" fo:line-height="100%" fo:text-align="center" fo:text-indent="0cm" fo:border="0.03pt solid #fcfcfc"/>
      <style:text-properties fo:color="#ffffff" style:font-name="Miriam CLM" fo:font-size="9pt" fo:background-color="#000000" style:font-size-asian="9pt" style:font-size-complex="9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Miriam CLM" fo:font-size="12.3000001907349pt" fo:font-style="italic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cfcfc" fo:font-size="8.19999980926514pt" style:font-size-asian="8pt" style:font-size-complex="8pt"/>
    </style:style>
    <style:style style:name="P8" style:family="paragraph">
      <style:paragraph-properties fo:margin-top="0.2cm" fo:margin-bottom="0.2cm" fo:text-align="center"/>
      <style:text-properties fo:background-color="#000000"/>
    </style:style>
    <style:style style:name="P9" style:family="paragraph">
      <style:paragraph-properties fo:margin-top="0.2cm" fo:margin-bottom="0.2cm" fo:text-align="center"/>
      <style:text-properties fo:color="#ffffff" style:font-name="Miriam CLM" fo:font-size="10.5pt" fo:background-color="#000000" style:font-size-asian="10.5pt" style:font-size-complex="10.5pt"/>
    </style:style>
    <style:style style:name="P10" style:family="paragraph">
      <style:paragraph-properties fo:margin-top="0.2cm" fo:margin-bottom="0.2cm" fo:text-align="center"/>
      <style:text-properties fo:color="#ffffff" style:font-name="Miriam CLM" fo:font-size="10pt" fo:background-color="#000000" style:font-size-asian="10pt" style:font-size-complex="10pt"/>
    </style:style>
    <style:style style:name="P11" style:family="paragraph">
      <style:paragraph-properties fo:margin-top="0.2cm" fo:margin-bottom="0.2cm" fo:text-align="center"/>
      <style:text-properties fo:color="#ffffff" style:font-name="Miriam CLM" fo:font-size="9pt" fo:background-color="#000000" style:font-size-asian="9pt" style:font-size-complex="9pt"/>
    </style:style>
    <style:style style:name="P12" style:family="paragraph">
      <style:paragraph-properties fo:margin-left="0cm" fo:margin-right="0cm" fo:margin-top="0.2cm" fo:margin-bottom="0.2cm" fo:line-height="100%" fo:text-align="center" fo:text-indent="0cm"/>
      <style:text-properties fo:color="#ffffff" style:font-name="Miriam CLM" fo:font-size="9pt" fo:background-color="#000000" style:font-size-asian="9pt" style:font-size-complex="9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efefe" fo:font-size="18.5pt"/>
    </style:style>
    <style:style style:name="P15" style:family="paragraph">
      <loext:graphic-properties draw:fill="none" draw:fill-color="#ffffff"/>
      <style:paragraph-properties style:writing-mode="lr-tb"/>
      <style:text-properties fo:color="#b66a00" fo:font-size="6.19999980926514pt" style:font-size-asian="6pt" style:font-size-complex="6pt"/>
    </style:style>
    <style:style style:name="P16" style:family="paragraph">
      <loext:graphic-properties draw:fill="none" draw:fill-color="#ffffff"/>
      <style:paragraph-properties style:writing-mode="lr-tb"/>
      <style:text-properties fo:color="#fefefe" style:font-name="Malgun Gothic" fo:font-size="6.19999980926514pt" style:font-size-asian="6pt" style:font-size-complex="6pt"/>
    </style:style>
    <style:style style:name="P17" style:family="paragraph">
      <loext:graphic-properties draw:fill="none" draw:fill-color="#ffffff"/>
      <style:paragraph-properties style:writing-mode="lr-tb"/>
      <style:text-properties fo:color="#da8300" fo:font-size="6.19999980926514pt" style:font-size-asian="6pt" style:font-size-complex="6pt"/>
    </style:style>
    <style:style style:name="P18" style:family="paragraph">
      <loext:graphic-properties draw:fill="none" draw:fill-color="#ffffff"/>
      <style:paragraph-properties style:writing-mode="lr-tb"/>
      <style:text-properties fo:color="#fefefe" fo:font-size="6.19999980926514pt" style:font-size-asian="6pt" style:font-size-complex="6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none" draw:fill-color="#ffffff"/>
      <style:paragraph-properties fo:margin-top="0cm" fo:margin-bottom="0cm" style:writing-mode="lr-tb"/>
      <style:text-properties fo:color="#808080" style:font-name="Miriam CLM" fo:font-size="10pt" style:font-size-asian="10pt" style:font-size-complex="10pt"/>
    </style:style>
    <style:style style:name="T1" style:family="text">
      <style:text-properties fo:color="#c9211e" style:font-name="Miriam CLM" fo:font-size="12pt" fo:language="fr" fo:country="FR" fo:font-style="italic" style:font-size-asian="12pt" style:font-size-complex="12pt"/>
    </style:style>
    <style:style style:name="T2" style:family="text">
      <style:text-properties fo:color="#ffffff" style:font-name="Miriam CLM" fo:font-size="10.5pt" fo:font-style="italic" style:font-size-asian="10.5pt" style:font-size-complex="10.5pt"/>
    </style:style>
    <style:style style:name="T3" style:family="text">
      <style:text-properties fo:color="#c9211e" style:font-name="Miriam CLM" fo:font-size="10.5pt" fo:language="fr" fo:country="FR" fo:font-style="italic" style:text-underline-style="solid" style:text-underline-width="auto" style:text-underline-color="font-color" style:font-size-asian="10.5pt" style:font-size-complex="10.5pt"/>
    </style:style>
    <style:style style:name="T4" style:family="text">
      <style:text-properties fo:color="#ffffff" style:font-name="Miriam CLM" fo:font-size="10.5pt" fo:language="fr" fo:country="FR" fo:font-style="italic" style:font-size-asian="10.5pt" style:font-size-complex="10.5pt"/>
    </style:style>
    <style:style style:name="T5" style:family="text">
      <style:text-properties fo:color="#ffffff" style:font-name="Miriam CLM" fo:font-size="10.5pt" fo:language="fr" fo:country="FR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" style:family="text">
      <style:text-properties fo:color="#ffffff" style:font-name="Miriam CLM" fo:font-size="10.5pt" fo:language="fr" fo:country="FR" fo:font-style="italic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color="#ffffff" style:text-position="0% 100%" style:font-name="Miriam CLM" fo:font-size="10.5pt" fo:language="fr" fo:country="FR" fo:font-style="italic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color="#ffffff" style:text-position="33% 58%" style:font-name="Miriam CLM" fo:font-size="10.5pt" fo:language="fr" fo:country="FR" fo:font-style="italic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color="#ffffff" style:font-name="Miriam CLM"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c9211e" style:font-name="Miriam CLM" fo:font-size="10.5pt" fo:language="fr" fo:country="FR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1" style:family="text">
      <style:text-properties fo:color="#c9211e" style:font-name="Miriam CLM" fo:font-size="10.5pt" fo:language="fr" fo:country="FR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fo:color="#ffffff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color="#c9211e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fo:color="#ffffff" style:text-position="33% 58%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fo:color="#ffffff" style:text-position="0% 100%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fo:color="#ffffff" style:text-position="0% 100%" style:font-name="Miriam CLM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ffffff" style:text-position="33% 58%" style:font-name="Miriam CLM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c9211e" style:text-position="0% 100%" style:font-name="Miriam CLM" fo:font-size="10.5pt" fo:language="fr" fo:country="FR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text-position="0% 100%" style:font-name="Miriam CLM" fo:font-size="10.5pt" fo:language="fr" fo:country="FR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text-position="33% 58%" style:font-name="Miriam CLM" fo:font-size="10.5pt" fo:language="fr" fo:country="FR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text-position="0% 100%" style:font-name="Miriam CLM" fo:font-size="10.5pt" fo:language="fr" fo:country="FR" fo:font-style="normal" fo:text-shadow="none" style:text-underline-style="none" fo:font-weight="bold" style:letter-kerning="true" fo:background-color="#000000" style:font-name-asian="Microsoft YaHei" style:font-size-asian="10.5pt" style:font-style-asian="normal" style:font-weight-asian="bold" style:font-name-complex="Mangal" style:font-size-complex="10.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text-position="33% 58%" style:font-name="Miriam CLM" fo:font-size="10.5pt" fo:language="fr" fo:country="FR" fo:font-style="normal" fo:text-shadow="none" style:text-underline-style="none" fo:font-weight="bold" style:letter-kerning="true" fo:background-color="#000000" style:font-name-asian="Microsoft YaHei" style:font-size-asian="10.5pt" style:font-style-asian="normal" style:font-weight-asian="bold" style:font-name-complex="Mangal" style:font-size-complex="10.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text-position="33% 58%" style:font-name="Miriam CLM" fo:font-size="10.5pt" fo:language="fr" fo:country="FR" fo:font-style="normal" fo:text-shadow="none" style:text-underline-style="none" fo:font-weight="normal" style:letter-kerning="true" fo:background-color="#000000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text-position="0% 100%" style:font-name="Miriam CLM" fo:font-size="10.5pt" fo:language="fr" fo:country="FR" fo:font-style="normal" fo:text-shadow="none" style:text-underline-style="none" fo:font-weight="normal" style:letter-kerning="true" fo:background-color="#000000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position="0% 100%" style:font-name="Miriam CLM" fo:font-size="10.5pt" fo:language="fr" fo:country="FR" fo:font-style="normal" fo:font-weight="normal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color="#ffffff" style:text-position="33% 58%" style:font-name="Miriam CLM" fo:font-size="10.5pt" fo:language="fr" fo:country="FR" fo:font-style="normal" fo:font-weight="normal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fo:color="#ffffff" style:text-position="33% 58%" style:font-name="Miriam CLM" fo:font-size="10.5pt" fo:language="fr" fo:country="FR" fo:font-style="normal" fo:font-weight="normal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fo:color="#c9211e" style:text-position="0% 100%" style:font-name="Miriam CLM" fo:font-size="10.5pt" fo:language="fr" fo:country="FR" fo:font-style="normal" style:text-underline-style="solid" style:text-underline-width="auto" style:text-underline-color="font-color" fo:font-weight="normal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T29" style:family="text">
      <style:text-properties fo:color="#ffffff" style:text-position="0% 100%" style:font-name="Miriam CLM" fo:font-size="10.5pt" fo:language="fr" fo:country="FR" fo:font-style="normal" style:text-underline-style="solid" style:text-underline-width="auto" style:text-underline-color="font-color" fo:font-weight="normal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T30" style:family="text">
      <style:text-properties fo:color="#ffffff" style:text-position="0% 100%" style:font-name="Miriam CLM" fo:font-size="10.5pt" fo:language="fr" fo:country="FR" fo:font-style="normal" style:text-underline-style="none" fo:font-weight="normal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T31" style:family="text">
      <style:text-properties fo:color="#fcfcfc" fo:font-size="8pt" style:font-size-asian="8pt" style:font-size-complex="8pt"/>
    </style:style>
    <style:style style:name="T32" style:family="text">
      <style:text-properties fo:color="#ffffff" style:font-name="Miriam CLM" fo:font-size="10.5pt" fo:language="fr" fo:country="FR" fo:background-color="#000000" style:font-size-asian="10.5pt" style:font-size-complex="10.5pt"/>
    </style:style>
    <style:style style:name="T33" style:family="text">
      <style:text-properties fo:color="#ffffff" style:font-name="Miriam CLM" fo:font-size="10.5pt" fo:background-color="#000000" style:font-size-asian="10.5pt" style:font-size-complex="10.5pt"/>
    </style:style>
    <style:style style:name="T34" style:family="text">
      <style:text-properties fo:color="#ffffff" style:font-name="Miriam CLM" fo:font-size="10pt" fo:background-color="#000000" style:font-size-asian="10pt" style:font-size-complex="10pt"/>
    </style:style>
    <style:style style:name="T35" style:family="text">
      <style:text-properties fo:color="#ffffff" style:font-name="Miriam CLM" fo:font-size="9pt" fo:background-color="#000000" style:font-size-asian="9pt" style:font-size-complex="9pt"/>
    </style:style>
    <style:style style:name="T36" style:family="text">
      <style:text-properties fo:color="#ffffff" style:text-position="33% 58%" style:font-name="Miriam CLM" fo:font-size="9pt" fo:background-color="#000000" style:font-size-asian="9pt" style:font-size-complex="9pt"/>
    </style:style>
    <style:style style:name="T37" style:family="text">
      <style:text-properties fo:color="#ffffff" style:text-position="0% 100%" style:font-name="Miriam CLM" fo:font-size="9pt" fo:background-color="#000000" style:font-size-asian="9pt" style:font-size-complex="9pt"/>
    </style:style>
    <style:style style:name="T38" style:family="text">
      <style:text-properties fo:color="#ffffff" style:text-position="33% 58%" style:font-name="Miriam CLM" fo:font-size="10pt" fo:background-color="#000000" style:font-size-asian="10pt" style:font-size-complex="10pt"/>
    </style:style>
    <style:style style:name="T39" style:family="text">
      <style:text-properties fo:color="#ffffff" style:text-position="0% 100%" style:font-name="Miriam CLM" fo:font-size="9pt" style:letter-kerning="true" fo:background-color="#000000" style:font-name-asian="Microsoft YaHei" style:font-size-asian="9pt" style:font-name-complex="Arial" style:font-size-complex="9pt"/>
    </style:style>
    <style:style style:name="T40" style:family="text">
      <style:text-properties fo:color="#ffffff" style:text-position="33% 58%" style:font-name="Miriam CLM" fo:font-size="9pt" style:letter-kerning="true" fo:background-color="#000000" style:font-name-asian="Microsoft YaHei" style:font-size-asian="9pt" style:font-name-complex="Arial" style:font-size-complex="9pt"/>
    </style:style>
    <style:style style:name="T41" style:family="text">
      <style:text-properties fo:color="#ffffff" style:font-name="Miriam CLM" fo:font-size="9pt" style:letter-kerning="true" fo:background-color="#000000" style:font-name-asian="Microsoft YaHei" style:font-size-asian="9pt" style:font-name-complex="Arial" style:font-size-complex="9pt"/>
    </style:style>
    <style:style style:name="T42" style:family="text">
      <style:text-properties fo:color="#fefefe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3" style:family="text">
      <style:text-properties fo:color="#fefefe" style:text-position="33% 58%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4" style:family="text">
      <style:text-properties fo:color="#fefefe" style:text-position="0% 100%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5" style:family="text">
      <style:text-properties fo:color="#b66a00" style:text-position="33% 58%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fo:color="#b66a00" style:text-position="0% 100%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7" style:family="text">
      <style:text-properties fo:font-variant="normal" fo:text-transform="none" fo:color="#fefefe" style:text-outline="false" style:text-line-through-style="none" style:text-line-through-type="none" style:text-position="0% 100%" style:font-name="Miriam CLM" fo:font-size="10.5pt" fo:language="fr" fo:country="FR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f99ff" style:text-position="0% 100%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9" style:family="text">
      <style:text-properties fo:color="#da8300" style:text-position="0% 100%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0" style:family="text">
      <style:text-properties fo:color="#0f99ff" style:text-position="33% 58%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1" style:family="text">
      <style:text-properties fo:color="#da8300" style:text-position="33% 58%" style:font-name="Miriam CLM" fo:font-size="10.5pt" fo:language="fr" fo:country="FR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color="#fefefe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fo:font-variant="normal" fo:text-transform="none" fo:color="#fefefe" style:text-outline="false" style:text-line-through-style="none" style:text-line-through-type="none" style:text-position="33% 58%" style:font-name="Miriam CLM" fo:font-size="10.5pt" fo:language="fr" fo:country="FR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b7d00" style:text-outline="false" style:text-line-through-style="none" style:text-line-through-type="none" style:text-position="33% 58%" style:font-name="Miriam CLM" fo:font-size="10.5pt" fo:language="fr" fo:country="FR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cb7d00" style:text-outline="false" style:text-line-through-style="none" style:text-line-through-type="none" style:text-position="0% 100%" style:font-name="Miriam CLM" fo:font-size="10.5pt" fo:language="fr" fo:country="FR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7" style:family="text">
      <style:text-properties fo:color="#ce8200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8" style:family="text">
      <style:text-properties fo:color="#b209e5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9" style:family="text">
      <style:text-properties fo:color="#0ea205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0" style:family="text">
      <style:text-properties fo:color="#2759ff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1" style:family="text">
      <style:text-properties fo:color="#d7d700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2" style:family="text">
      <style:text-properties fo:color="#9300c0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3" style:family="text">
      <style:text-properties fo:color="#ffff00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4" style:family="text">
      <style:text-properties fo:color="#b900ab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5" style:family="text">
      <style:text-properties fo:color="#9500c7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6" style:family="text">
      <style:text-properties fo:color="#74360a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7" style:family="text">
      <style:text-properties fo:color="#fa0000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8" style:family="text">
      <style:text-properties fo:color="#008104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9" style:family="text">
      <style:text-properties fo:color="#002cfa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0" style:family="text">
      <style:text-properties fo:color="#d38512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1" style:family="text">
      <style:text-properties fo:color="#0b29e8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2" style:family="text">
      <style:text-properties fo:color="#e2e100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3" style:family="text">
      <style:text-properties fo:color="#d68400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4" style:family="text">
      <style:text-properties fo:color="#860bea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5" style:family="text">
      <style:text-properties fo:color="#00ce24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6" style:family="text">
      <style:text-properties fo:color="#c9211e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7" style:family="text">
      <style:text-properties fo:color="#ffffff" style:text-line-through-style="solid" style:text-line-through-type="single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8" style:family="text">
      <style:text-properties fo:color="#d68400" style:text-line-through-style="solid" style:text-line-through-type="single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9" style:family="text">
      <style:text-properties fo:color="#ffffff" style:text-line-through-style="none" style:text-line-through-type="none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fo:color="#0026d7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fo:color="#c9211e" style:text-line-through-style="none" style:text-line-through-type="none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2" style:family="text">
      <style:text-properties fo:color="#0026d7" style:text-line-through-style="none" style:text-line-through-type="none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3" style:family="text">
      <style:text-properties fo:color="#d68400" style:text-line-through-style="none" style:text-line-through-type="none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4" style:family="text">
      <style:text-properties fo:color="#00ce24" style:text-line-through-style="none" style:text-line-through-type="none" style:text-position="0% 100%" style:font-name="Miriam CLM" fo:font-size="10.5pt" fo:language="fr" fo:country="F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5" style:family="text">
      <style:text-properties fo:color="#b66a00" fo:font-size="6pt" fo:language="fr" fo:country="FR" style:font-size-asian="6pt" style:font-size-complex="6pt"/>
    </style:style>
    <style:style style:name="T86" style:family="text">
      <style:text-properties fo:color="#b66a00" fo:font-size="6pt" style:font-size-asian="6pt" style:font-size-complex="6pt"/>
    </style:style>
    <style:style style:name="T87" style:family="text">
      <style:text-properties fo:color="#fefefe" style:font-name="Malgun Gothic" fo:font-size="6pt" fo:language="fr" fo:country="FR" style:font-size-asian="6pt" style:font-size-complex="6pt"/>
    </style:style>
    <style:style style:name="T88" style:family="text">
      <style:text-properties fo:color="#da8300" fo:font-size="6pt" fo:language="fr" fo:country="FR" style:font-size-asian="6pt" style:font-size-complex="6pt"/>
    </style:style>
    <style:style style:name="T89" style:family="text">
      <style:text-properties fo:color="#0f99ff" fo:font-size="6pt" fo:language="fr" fo:country="FR" style:font-size-asian="6pt" style:font-size-complex="6pt"/>
    </style:style>
    <style:style style:name="T90" style:family="text">
      <style:text-properties fo:color="#fefefe" fo:font-size="6pt" fo:language="fr" fo:country="FR" style:font-size-asian="6pt" style:font-size-complex="6pt"/>
    </style:style>
    <style:style style:name="T91" style:family="text">
      <style:text-properties fo:color="#cb7d00" fo:font-size="6pt" fo:language="fr" fo:country="FR" style:font-size-asian="6pt" style:font-size-complex="6pt"/>
    </style:style>
    <style:style style:name="T92" style:family="text">
      <style:text-properties fo:color="#808080" style:font-name="Miriam CLM" fo:font-size="10pt" style:font-size-asian="10pt" style:font-size-complex="10pt"/>
    </style:style>
    <style:style style:name="T93" style:family="text">
      <style:text-properties fo:color="#808080" style:font-name="Miriam CLM" fo:font-size="10pt" fo:language="fr" fo:country="F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807cm" svg:height="30.482cm" svg:x="-0.402cm" svg:y="-0.3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343cm" svg:height="26.624cm" svg:x="0.34cm" svg:y="0.635cm">
          <draw:text-box>
            <text:p text:style-name="P2"><text:span text:style-name="T1">Mathématique</text:span></text:p>
            <text:p text:style-name="P2"><text:span text:style-name="T2"/></text:p>
            <text:p text:style-name="P3"><text:span text:style-name="T3">Les ensembles des nombres :</text:span></text:p>
            <text:p text:style-name="P3"><text:span text:style-name="T4"/></text:p>
            <text:list text:style-name="L2">
              <text:list-item>
                <text:list>
                  <text:list-item>
                    <text:p text:style-name="P3"><text:span text:style-name="T4">Nombre Entiers</text:span><text:span text:style-name="T5"> N </text:span></text:p>
                    <text:p text:style-name="P3"><text:span text:style-name="T6">(0, 1, 2, 3, 4…9999…)</text:span></text:p>
                    <text:p text:style-name="P3"><text:span text:style-name="T6"/></text:p>
                  </text:list-item>
                  <text:list-item>
                    <text:p text:style-name="P3"><text:span text:style-name="T6">Nombre Relatif </text:span><text:span text:style-name="T5">Z</text:span><text:span text:style-name="T6"> </text:span></text:p>
                    <text:p text:style-name="P3"><text:span text:style-name="T6">(-3, -2, -1, 0, 1, 2, 3….)</text:span></text:p>
                    <text:p text:style-name="P3"><text:span text:style-name="T6"/></text:p>
                  </text:list-item>
                  <text:list-item>
                    <text:p text:style-name="P3"><text:span text:style-name="T6">Nombre Décimaux </text:span><text:span text:style-name="T5">D</text:span></text:p>
                    <text:p text:style-name="P4"><text:span text:style-name="T7">Nombre finis de nombre après la virgule</text:span></text:p>
                    <text:p text:style-name="P3"><text:span text:style-name="T6">(3,5 / 10,50 / 1,6</text:span><text:span text:style-name="T8">10</text:span><text:span text:style-name="T7">)</text:span></text:p>
                    <text:p text:style-name="P3"><text:span text:style-name="T5"/></text:p>
                  </text:list-item>
                  <text:list-item>
                    <text:p text:style-name="P3"><text:span text:style-name="T6">Nombre Rationnel </text:span><text:span text:style-name="T5">Q</text:span></text:p>
                    <text:p text:style-name="P4"><text:span text:style-name="T7">il peut être finis ou infinis avec un suite logique</text:span></text:p>
                    <text:p text:style-name="P3"><text:span text:style-name="T6">(12/4 = 3) Entiers</text:span><text:span text:style-name="T6"><text:tab/></text:span><text:span text:style-name="T6">(7/2 = 3,5) Décimal</text:span><text:span text:style-name="T6"><text:tab/></text:span><text:span text:style-name="T6">(40/11 = 3,6363… = 3,63) Développement décimal périodique</text:span></text:p>
                    <text:p text:style-name="P3"><text:span text:style-name="T6"/></text:p>
                  </text:list-item>
                  <text:list-item>
                    <text:p text:style-name="P3"><text:span text:style-name="T6">Nombre Réel </text:span><text:span text:style-name="T5">R</text:span></text:p>
                    <text:p text:style-name="P4"><text:span text:style-name="T7">Nombre sans suite logique après la virgule</text:span></text:p>
                    <text:p text:style-name="P3"><text:span text:style-name="T9"/></text:p>
                    <text:p text:style-name="P3"><text:span text:style-name="T9"/></text:p>
                    <text:p text:style-name="P3"><text:span text:style-name="T9"/></text:p>
                    <text:p text:style-name="P3"><text:span text:style-name="T9"/></text:p>
                    <text:p text:style-name="P3"><text:span text:style-name="T9"/></text:p>
                    <text:p text:style-name="P3"><text:span text:style-name="T9"/></text:p>
                    <text:p text:style-name="P3"><text:span text:style-name="T9"/></text:p>
                  </text:list-item>
                  <text:list-item>
                    <text:p text:style-name="P3"><text:span text:style-name="T6">Nombre Complexe </text:span><text:span text:style-name="T5">C</text:span></text:p>
                    <text:p text:style-name="P3"><text:span text:style-name="T5"/></text:p>
                    <text:p text:style-name="P3"><text:span text:style-name="T5"/></text:p>
                    <text:p text:style-name="P3"><text:span text:style-name="T10"/></text:p>
                  </text:list-item>
                </text:list>
              </text:list-item>
            </text:list>
            <text:p text:style-name="P3"><text:span text:style-name="T11">Tableau Numération :</text:span></text:p>
            <text:p text:style-name="P3"><text:span text:style-name="T12"/></text:p>
            <text:list text:continue-numbering="true" text:style-name="L2">
              <text:list-item>
                <text:list>
                  <text:list-header>
                    <text:p text:style-name="P3"><text:span text:style-name="T12"/></text:p>
                  </text:list-header>
                </text:list>
              </text:list-item>
            </text:list>
            <text:p text:style-name="P3"><text:span text:style-name="T12"/></text:p>
            <text:p text:style-name="P3"><text:span text:style-name="T12"/></text:p>
            <text:list text:continue-numbering="true" text:style-name="L2">
              <text:list-item>
                <text:list>
                  <text:list-header>
                    <text:p text:style-name="P3"><text:span text:style-name="T12"/></text:p>
                    <text:p text:style-name="P3"><text:span text:style-name="T12"/></text:p>
                    <text:p text:style-name="P3"><text:span text:style-name="T12"/></text:p>
                  </text:list-header>
                </text:list>
              </text:list-item>
            </text:list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1">Les puissances :</text:span><text:span text:style-name="T13"> </text:span></text:p>
            <text:p text:style-name="P3"><text:span text:style-name="T12"/></text:p>
            <text:p text:style-name="P3"><text:span text:style-name="T12">Les puissances de 10 noté 10</text:span><text:span text:style-name="T14">1</text:span><text:span text:style-name="T15"> correspond au nombres de zéro après le chiffre</text:span><text:span text:style-name="T14"> </text:span><text:span text:style-name="T15">1 : </text:span><text:span text:style-name="T16">10</text:span><text:span text:style-name="T17">3 </text:span><text:span text:style-name="T16">= (10 x 10) x 10 = 1000</text:span></text:p>
            <text:p text:style-name="P3"><text:span text:style-name="T15">Pour les puissances on multiplie le facteur : 23</text:span><text:span text:style-name="T17">3 </text:span><text:span text:style-name="T16">= (23 x 23) x 23 = 12 167</text:span></text:p>
            <text:p text:style-name="P3"><text:span text:style-name="T15"/></text:p>
            <text:p text:style-name="P3"><text:span text:style-name="T18">Les classes :</text:span></text:p>
            <text:p text:style-name="P3"><text:span text:style-name="T15"/></text:p>
            <text:p text:style-name="P4"><text:span text:style-name="T19">Trillions</text:span><text:span text:style-name="T20">18 </text:span><text:span text:style-name="T19">&gt; Billiards</text:span><text:span text:style-name="T20">15</text:span><text:span text:style-name="T19"> &gt; Billions</text:span><text:span text:style-name="T20">12 </text:span><text:span text:style-name="T19">&gt; Millards</text:span><text:span text:style-name="T20">9 </text:span><text:span text:style-name="T19">&gt; Millions</text:span><text:span text:style-name="T20">6</text:span><text:span text:style-name="T19"> &gt; Milliers</text:span><text:span text:style-name="T20">3</text:span><text:span text:style-name="T19"> &gt; </text:span><text:span text:style-name="T21">Unités</text:span><text:span text:style-name="T22">0</text:span><text:span text:style-name="T23"> </text:span><text:span text:style-name="T24"><text:s/>&gt; Dixièmes</text:span><text:span text:style-name="T23">-1</text:span><text:span text:style-name="T24"> &gt; centièmes</text:span><text:span text:style-name="T23">-2</text:span><text:span text:style-name="T25"> &gt; millièmes</text:span><text:span text:style-name="T26">-3</text:span></text:p>
            <text:p text:style-name="P4"><text:span text:style-name="T27"/></text:p>
            <text:p text:style-name="P4"><text:span text:style-name="T28">Comparer les nombres :</text:span></text:p>
            <text:p text:style-name="P4"><text:span text:style-name="T29"/></text:p>
            <text:p text:style-name="P4"><text:span text:style-name="T30">Comparer deux nombres c’est dire s’ils sont égaux ( = ), supérieur ( &gt; ) ou inférieur ( &lt; )</text:span></text:p>
            <text:p text:style-name="P4"><text:span text:style-name="T30"/></text:p>
            <text:p text:style-name="P4"><text:span text:style-name="T24"><text:s text:c="2"/></text:span><text:span text:style-name="T24">1 = 1 </text:span><text:span text:style-name="T24"><text:tab/></text:span><text:span text:style-name="T24">égaux</text:span><text:span text:style-name="T24"><text:tab/></text:span><text:span text:style-name="T24"><text:tab/></text:span><text:span text:style-name="T24">5 &gt; 1</text:span><text:span text:style-name="T24"><text:tab/></text:span><text:span text:style-name="T24"> supérieur</text:span><text:span text:style-name="T24"><text:tab/></text:span><text:span text:style-name="T24"><text:tab/></text:span><text:span text:style-name="T24">10 </text:span><text:span text:style-name="T30">&lt; 50 inférieur</text:span></text:p>
          </draw:text-box>
        </draw:frame>
        <draw:line draw:style-name="gr3" draw:text-style-name="P6" draw:layer="layout" svg:x1="13.294cm" svg:y1="7.933cm" svg:x2="13.558cm" svg:y2="7.933cm">
          <text:p/>
        </draw:line>
        <draw:line draw:style-name="gr4" draw:text-style-name="P6" draw:layer="layout" svg:x1="2.216cm" svg:y1="9.753cm" svg:x2="9.469cm" svg:y2="9.753cm">
          <text:p/>
        </draw:line>
        <draw:frame draw:style-name="gr5" draw:text-style-name="P7" draw:layer="layout" svg:width="7.386cm" svg:height="0.656cm" svg:x="1.82cm" svg:y="9.753cm">
          <draw:text-box>
            <text:p><text:span text:style-name="T31"><text:s/></text:span><text:span text:style-name="T31">-5 <text:s text:c="2"/>-4 <text:s text:c="2"/>-3 <text:s text:c="2"/>-2 <text:s text:c="2"/>-1 <text:s text:c="2"/>0 <text:s text:c="3"/>1 <text:s text:c="3"/>2 <text:s text:c="3"/>3 <text:s text:c="3"/>4 <text:s text:c="3"/>5 <text:s text:c="3"/>6 <text:s text:c="3"/>7 <text:s text:c="3"/>8</text:span></text:p>
          </draw:text-box>
        </draw:frame>
        <draw:line draw:style-name="gr6" draw:text-style-name="P2" draw:layer="layout" svg:x1="6.436cm" svg:y1="9.757cm" svg:x2="7.621cm" svg:y2="11.452cm">
          <text:p/>
        </draw:line>
        <draw:line draw:style-name="gr6" draw:text-style-name="P2" draw:layer="layout" svg:x1="4.853cm" svg:y1="9.757cm" svg:x2="5.906cm" svg:y2="11.452cm">
          <text:p/>
        </draw:line>
        <draw:line draw:style-name="gr7" draw:text-style-name="P2" draw:layer="layout" svg:x1="5.908cm" svg:y1="9.757cm" svg:x2="3.798cm" svg:y2="11.582cm">
          <text:p/>
        </draw:line>
        <draw:line draw:style-name="gr6" draw:text-style-name="P2" draw:layer="layout" svg:x1="5.381cm" svg:y1="9.757cm" svg:x2="9.206cm" svg:y2="11.06cm">
          <text:p/>
        </draw:line>
        <draw:frame draw:style-name="gr8" draw:text-style-name="P7" draw:layer="layout" svg:width="2.11cm" svg:height="0.912cm" svg:x="4.721cm" svg:y="11.452cm">
          <draw:text-box>
            <text:p><text:span text:style-name="T31">In2 =0,301..</text:span></text:p>
          </draw:text-box>
        </draw:frame>
        <draw:frame draw:style-name="gr8" draw:text-style-name="P7" draw:layer="layout" svg:width="2.11cm" svg:height="0.912cm" svg:x="9.337cm" svg:y="10.931cm">
          <draw:text-box>
            <text:p><text:span text:style-name="T31">√</text:span><text:span text:style-name="T31">2 = 1,4142</text:span></text:p>
          </draw:text-box>
        </draw:frame>
        <draw:frame draw:style-name="gr8" draw:text-style-name="P7" draw:layer="layout" svg:width="2.11cm" svg:height="0.912cm" svg:x="6.832cm" svg:y="11.582cm">
          <draw:text-box>
            <text:p><text:span text:style-name="T31">π = 3,1415</text:span></text:p>
          </draw:text-box>
        </draw:frame>
        <draw:frame draw:style-name="gr8" draw:text-style-name="P7" draw:layer="layout" svg:width="2.242cm" svg:height="0.912cm" svg:x="2.347cm" svg:y="11.582cm">
          <draw:text-box>
            <text:p><text:span text:style-name="T31">e = 2,71828</text:span></text:p>
          </draw:text-box>
        </draw:frame>
        <draw:frame draw:style-name="standard" draw:layer="layout" svg:width="21.233cm" svg:height="4.697cm" svg:x="-0.133cm" svg:y="14.6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 table:number-columns-spanned="3">
                <text:p text:style-name="P8"><text:span text:style-name="T32">Classe des milliers</text:span></text:p>
              </table:table-cell>
              <table:covered-table-cell/>
              <table:covered-table-cell/>
              <table:table-cell table:number-columns-spanned="3">
                <text:p text:style-name="P9"><text:span text:style-name="T33">Classe des unités</text:span></text:p>
              </table:table-cell>
              <table:covered-table-cell/>
              <table:covered-table-cell/>
              <table:table-cell table:style-name="ce2">
                <text:p text:style-name="P9"><text:span text:style-name="T33">Virgule</text:span></text:p>
              </table:table-cell>
              <table:table-cell table:number-columns-spanned="3">
                <text:p text:style-name="P9"><text:span text:style-name="T33">Partie Décimale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9"><text:span text:style-name="T33">Centaines</text:span></text:p>
              </table:table-cell>
              <table:table-cell>
                <text:p text:style-name="P9"><text:span text:style-name="T33">Dizaines</text:span></text:p>
              </table:table-cell>
              <table:table-cell>
                <text:p text:style-name="P9"><text:span text:style-name="T33">Unités</text:span></text:p>
              </table:table-cell>
              <table:table-cell>
                <text:p text:style-name="P9"><text:span text:style-name="T33">Centaines</text:span></text:p>
              </table:table-cell>
              <table:table-cell>
                <text:p text:style-name="P9"><text:span text:style-name="T33">Dizaines</text:span></text:p>
              </table:table-cell>
              <table:table-cell>
                <text:p text:style-name="P9"><text:span text:style-name="T33">Unités</text:span></text:p>
              </table:table-cell>
              <table:table-cell table:style-name="ce3">
                <text:p text:style-name="P10"><text:span text:style-name="T34">,</text:span></text:p>
              </table:table-cell>
              <table:table-cell>
                <text:p text:style-name="P9"><text:span text:style-name="T33">dixièmes</text:span></text:p>
              </table:table-cell>
              <table:table-cell>
                <text:p text:style-name="P9"><text:span text:style-name="T33">centièmes</text:span></text:p>
              </table:table-cell>
              <table:table-cell>
                <text:p text:style-name="P9"><text:span text:style-name="T32">millièmes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35">10</text:span><text:span text:style-name="T36">5</text:span></text:p>
                <text:p text:style-name="P12"><text:span text:style-name="T37">100 000</text:span></text:p>
              </table:table-cell>
              <table:table-cell>
                <text:p text:style-name="P11"><text:span text:style-name="T35">10</text:span><text:span text:style-name="T36">4</text:span></text:p>
                <text:p text:style-name="P12"><text:span text:style-name="T37">10 000</text:span></text:p>
              </table:table-cell>
              <table:table-cell>
                <text:p text:style-name="P11"><text:span text:style-name="T35">10</text:span><text:span text:style-name="T36">3</text:span></text:p>
                <text:p text:style-name="P11"><text:span text:style-name="T37">1 000</text:span></text:p>
              </table:table-cell>
              <table:table-cell>
                <text:p text:style-name="P11"><text:span text:style-name="T35">10</text:span><text:span text:style-name="T36">2</text:span></text:p>
                <text:p text:style-name="P12"><text:span text:style-name="T37">100</text:span></text:p>
              </table:table-cell>
              <table:table-cell>
                <text:p text:style-name="P11"><text:span text:style-name="T35">10</text:span><text:span text:style-name="T36">1</text:span></text:p>
                <text:p text:style-name="P11"><text:span text:style-name="T37">10</text:span></text:p>
              </table:table-cell>
              <table:table-cell>
                <text:p text:style-name="P11"><text:span text:style-name="T35">10</text:span><text:span text:style-name="T36">0</text:span></text:p>
                <text:p text:style-name="P11"><text:span text:style-name="T37">1</text:span></text:p>
              </table:table-cell>
              <table:table-cell table:style-name="ce3">
                <text:p text:style-name="P10"><text:span text:style-name="T34">,</text:span></text:p>
              </table:table-cell>
              <table:table-cell table:style-name="ce3">
                <text:p text:style-name="P10"><text:span text:style-name="T34">10</text:span><text:span text:style-name="T38">-1</text:span></text:p>
                <text:p text:style-name="P10"><text:span text:style-name="T34">0,1</text:span></text:p>
              </table:table-cell>
              <table:table-cell table:style-name="ce5">
                <text:p text:style-name="P12"><text:span text:style-name="T39">10</text:span><text:span text:style-name="T40">-2</text:span></text:p>
                <text:p text:style-name="P12"><text:span text:style-name="T41">0,01</text:span></text:p>
              </table:table-cell>
              <table:table-cell>
                <text:p text:style-name="P11"><text:span text:style-name="T35">10</text:span><text:span text:style-name="T36">-3</text:span></text:p>
                <text:p text:style-name="P11"><text:span text:style-name="T35">0,0001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21.807cm" svg:height="30.482cm" draw:transform="rotate (-3.14159265358979) translate (21.405cm 30.092cm)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0.343cm" svg:height="31.587cm" svg:x="0.636cm" svg:y="0.634cm">
          <draw:text-box>
            <text:p text:style-name="P4"><text:span text:style-name="T11">Les Opérateurs :</text:span></text:p>
            <text:p text:style-name="P4"><text:span text:style-name="T42"/></text:p>
            <text:list text:style-name="L2">
              <text:list-item>
                <text:list>
                  <text:list-item>
                    <text:p text:style-name="P4"><text:span text:style-name="T11">L’addition :</text:span></text:p>
                    <text:p text:style-name="P4"><text:span text:style-name="T42">L’addition consiste à ajouter un chiffre à un autre chiffre, l’addition est commutative on peur inverser les termes</text:span></text:p>
                    <text:p text:style-name="P4"><text:span text:style-name="T42"/></text:p>
                    <text:p text:style-name="P4"><text:span text:style-name="T42">(1,5 + 5 = 6,5)</text:span><text:span text:style-name="T42"><text:tab/></text:span><text:span text:style-name="T42"><text:tab/></text:span><text:span text:style-name="T42">(58 + 32 = 90)</text:span><text:span text:style-name="T42"><text:tab/></text:span><text:span text:style-name="T42"><text:tab/></text:span><text:span text:style-name="T42">(9999 + 1 = 10</text:span><text:span text:style-name="T43">4</text:span><text:span text:style-name="T44">) <text:s text:c="12"/></text:span><text:span text:style-name="T45">1</text:span><text:span text:style-name="T44">2</text:span><text:span text:style-name="T46">5</text:span><text:span text:style-name="T44">0</text:span></text:p>
                  </text:list-item>
                  <text:list-item>
                    <text:p text:style-name="P4"><text:span text:style-name="T44"><text:s text:c="84"/></text:span><text:span text:style-name="T44">+ 10</text:span><text:span text:style-name="T46">7</text:span><text:span text:style-name="T44">0,50</text:span></text:p>
                  </text:list-item>
                </text:list>
              </text:list-item>
            </text:list>
  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 </text:span><text:span text:style-name="T44">1320,50</text:span></text:p>
            <text:list text:continue-numbering="true" text:style-name="L2">
              <text:list-item>
                <text:list>
                  <text:list-header>
                    <text:p text:style-name="P4"><text:span text:style-name="T44"/></text:p>
                  </text:list-header>
                  <text:list-item>
                    <text:p text:style-name="P4"><text:span text:style-name="T18">Soustraction :</text:span></text:p>
                    <text:p text:style-name="P4"><text:span text:style-name="T44">La soustraction consiste à enlevez un chiffre d’un autre chiffre</text:span></text:p>
                    <text:p text:style-name="P4"><text:span text:style-name="T47"/></text:p>
                    <text:p text:style-name="P4"><text:span text:style-name="T44">(5 – 1,5 = 3,5)</text:span><text:span text:style-name="T44"><text:tab/></text:span><text:span text:style-name="T44"><text:tab/></text:span><text:span text:style-name="T44">(40 – 32 = 8)</text:span><text:span text:style-name="T44"><text:tab/></text:span><text:span text:style-name="T44"><text:tab/></text:span><text:span text:style-name="T44">(10 001 – 1 = 10</text:span><text:span text:style-name="T43">4</text:span><text:span text:style-name="T44">)</text:span><text:span text:style-name="T44"><text:tab/></text:span><text:span text:style-name="T44"> <text:s text:c="8"/>1 <text:s/></text:span><text:span text:style-name="T48">0</text:span><text:span text:style-name="T49">7</text:span><text:span text:style-name="T44">0,50</text:span></text:p>
                    <text:list>
                      <text:list-item>
                        <text:p text:style-name="P4"><text:span text:style-name="T44"><text:s text:c="79"/></text:span><text:span text:style-name="T50">1</text:span><text:span text:style-name="T44">0 </text:span><text:span text:style-name="T51">1</text:span><text:span text:style-name="T48">2</text:span><text:span text:style-name="T49">5</text:span><text:span text:style-name="T44">0,00</text:span></text:p>
                      </text:list-item>
                      <text:list-item>
                        <text:p text:style-name="P4"><text:span text:style-name="T44"><text:s text:c="80"/></text:span><text:span text:style-name="T44">0 720,50</text:span></text:p>
                      </text:list-item>
                      <text:list-item>
                        <text:p text:style-name="P4"><text:span text:style-name="T44"/></text:p>
                      </text:list-item>
                    </text:list>
                  </text:list-item>
                </text:list>
              </text:list-item>
            </text:list>
            <text:p text:style-name="P4"><text:span text:style-name="T44"><text:tab/></text:span></text:p>
            <text:p text:style-name="P4"><text:span text:style-name="T44"><text:tab/></text:span><text:span text:style-name="T18">Multiplication :</text:span></text:p>
            <text:p text:style-name="P4"><text:span text:style-name="T18"><text:tab/></text:span><text:span text:style-name="T52">La multiplication consiste à multiplier un chiffre plusieurs fois</text:span></text:p>
            <text:p text:style-name="P4"><text:span text:style-name="T52"/></text:p>
            <text:p text:style-name="P4"><text:span text:style-name="T47"><text:tab/></text:span><text:span text:style-name="T47">(1,5 x 3 = 4,5) </text:span><text:span text:style-name="T47"><text:tab/></text:span><text:span text:style-name="T47"><text:tab/></text:span><text:span text:style-name="T47">(4 x 9 = 36)</text:span><text:span text:style-name="T47"><text:tab/></text:span><text:span text:style-name="T47"><text:tab/></text:span><text:span text:style-name="T47">(10 x 1000 = 10</text:span><text:span text:style-name="T53">4</text:span><text:span text:style-name="T47">)</text:span><text:span text:style-name="T47"><text:tab/></text:span><text:span text:style-name="T47"><text:tab/></text:span><text:span text:style-name="T47"> <text:s text:c="4"/>5</text:span><text:span text:style-name="T54">1</text:span><text:span text:style-name="T47">2</text:span><text:span text:style-name="T55">6</text:span></text:p>
            <text:p text:style-name="P4"><text:span text:style-name="T47"><text:tab/></text:span><text:span text:style-name="T47">=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/>x <text:s text:c="3"/>1</text:span><text:span text:style-name="T55">2</text:span></text:p>
            <text:p text:style-name="P4"><text:span text:style-name="T47"><text:tab/></text:span><text:span text:style-name="T52">(1,5 + 1,5 + 1,5 = 4,5)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<text:tab/></text:span><text:span text:style-name="T52"> <text:s text:c="3"/>1 042</text:span></text:p>
            <text:p text:style-name="P4"><text:span text:style-name="T52"><text:s text:c="95"/></text:span><text:span text:style-name="T52">+ <text:s text:c="3"/>526 </text:span></text:p>
            <text:p text:style-name="P4"><text:span text:style-name="T52"><text:s text:c="98"/></text:span><text:span text:style-name="T52">1 568</text:span></text:p>
            <text:p text:style-name="P4"><text:span text:style-name="T52"/></text:p>
            <text:p text:style-name="P4"><text:span text:style-name="T52"><text:tab/></text:span><text:span text:style-name="T18">Division :</text:span></text:p>
            <text:p text:style-name="P4"><text:span text:style-name="T18"><text:tab/></text:span><text:span text:style-name="T56">La division est opération qui permet de faire le partages ou des répartitions</text:span></text:p>
            <text:p text:style-name="P4"><text:span text:style-name="T56"/></text:p>
            <text:p text:style-name="P4"><text:span text:style-name="T56"><text:tab/></text:span><text:span text:style-name="T56">Le </text:span><text:span text:style-name="T57">dividende</text:span><text:span text:style-name="T56"> est le nombre qui est divisé </text:span><text:span text:style-name="T56"><text:tab/></text:span><text:span text:style-name="T56"><text:tab/></text:span><text:span text:style-name="T56"><text:tab/></text:span><text:span text:style-name="T56"> <text:s text:c="5"/></text:span><text:span text:style-name="T57"><text:s/></text:span></text:p>
            <text:p text:style-name="P4"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 <text:s text:c="6"/></text:span></text:p>
            <text:p text:style-name="P4"><text:span text:style-name="T56"><text:tab/></text:span><text:span text:style-name="T56">Le </text:span><text:span text:style-name="T58">diviseur</text:span><text:span text:style-name="T56"> correspond en combien on partage</text:span></text:p>
            <text:p text:style-name="P4"><text:span text:style-name="T56"/></text:p>
            <text:p text:style-name="P4"><text:span text:style-name="T56"><text:tab/></text:span><text:span text:style-name="T56">Le </text:span><text:span text:style-name="T59">quotient</text:span><text:span text:style-name="T56"> est le résultat, nombre partagez entre chaque</text:span></text:p>
            <text:p text:style-name="P4"><text:span text:style-name="T56"/></text:p>
            <text:p text:style-name="P4"><text:span text:style-name="T56"><text:tab/></text:span><text:span text:style-name="T56">Le </text:span><text:span text:style-name="T60">reste</text:span><text:span text:style-name="T56"> est se qui reste et qui ne peut pas être partager <text:s/></text:span></text:p>
            <text:p text:style-name="P4"><text:span text:style-name="T56"/></text:p>
            <text:p text:style-name="P4"><text:span text:style-name="T56"><text:tab/></text:span><text:span text:style-name="T56">Prendre les chiffres du </text:span><text:span text:style-name="T57">dividende</text:span><text:span text:style-name="T56"> un par un à partir de la gauche jusqu’à obtenir un</text:span><text:span text:style-name="T61"> nombre supérieur</text:span><text:span text:style-name="T56"> au <text:s/></text:span><text:span text:style-name="T56"><text:tab/></text:span><text:span text:style-name="T56"><text:tab/></text:span><text:span text:style-name="T62">diviseur</text:span><text:span text:style-name="T56">.</text:span></text:p>
            <text:p text:style-name="P4"><text:span text:style-name="T56"/></text:p>
            <text:p text:style-name="P4"><text:span text:style-name="T56"><text:tab/></text:span><text:span text:style-name="T56">Je cherche les deux multiplications les plus proches du </text:span><text:span text:style-name="T63">nombre supérieur</text:span><text:span text:style-name="T56"> à l’aide du diviseur :</text:span></text:p>
            <text:p text:style-name="P4"><text:span text:style-name="T56"/></text:p>
            <text:p text:style-name="P4"><text:span text:style-name="T64"><text:tab/></text:span><text:span text:style-name="T65">diviseur</text:span><text:span text:style-name="T56"> x</text:span><text:span text:style-name="T66"> facteur (nombre)</text:span><text:span text:style-name="T56"> = </text:span><text:span text:style-name="T67">résultat</text:span><text:span text:style-name="T56"> &lt; ( proche </text:span><text:span text:style-name="T63">nombres supérieur</text:span><text:span text:style-name="T56"> ) </text:span></text:p>
            <text:p text:style-name="P4"><text:span text:style-name="T56"><text:tab/></text:span><text:span text:style-name="T65">diviseur</text:span><text:span text:style-name="T56"> x </text:span><text:span text:style-name="T66">facteur (nombre)</text:span><text:span text:style-name="T56"> = </text:span><text:span text:style-name="T67">résultat</text:span><text:span text:style-name="T56"> &gt; ( proche </text:span><text:span text:style-name="T63">nombres supérieur</text:span><text:span text:style-name="T56"> )</text:span></text:p>
            <text:p text:style-name="P4"><text:span text:style-name="T56"><text:tab/></text:span></text:p>
            <text:p text:style-name="P4"><text:span text:style-name="T56"><text:tab/></text:span><text:span text:style-name="T56">Le</text:span><text:span text:style-name="T67"> résultat</text:span><text:span text:style-name="T56"> le plus proche du </text:span><text:span text:style-name="T63">nombre supérieur</text:span><text:span text:style-name="T56"> j’écris sont </text:span><text:span text:style-name="T66">facteur </text:span><text:span text:style-name="T56">dans le </text:span><text:span text:style-name="T68">quotient</text:span></text:p>
            <text:p text:style-name="P4"><text:span text:style-name="T68"/></text:p>
            <text:p text:style-name="P4"><text:span text:style-name="T68"><text:tab/></text:span><text:span text:style-name="T56">Je soustrait le </text:span><text:span text:style-name="T63">nombre supérieur</text:span><text:span text:style-name="T56"> – </text:span><text:span text:style-name="T67">résultat </text:span><text:span text:style-name="T56">=</text:span><text:span text:style-name="T67"> </text:span><text:span text:style-name="T60">reste</text:span></text:p>
            <text:p text:style-name="P4"><text:span text:style-name="T69"/></text:p>
            <text:p text:style-name="P4"><text:span text:style-name="T56"><text:tab/></text:span><text:span text:style-name="T56">Puis j’abaisse le reste de mon </text:span><text:span text:style-name="T70">dividende</text:span><text:span text:style-name="T56"> et je recommence jusqu’à que le </text:span><text:span text:style-name="T60">reste </text:span><text:span text:style-name="T56">&lt; </text:span><text:span text:style-name="T62">diviseur</text:span><text:span text:style-name="T56">.</text:span></text:p>
            <text:p text:style-name="P4"><text:span text:style-name="T56"/></text:p>
            <text:p text:style-name="P4"><text:span text:style-name="T56"><text:tab/></text:span><text:span text:style-name="T56">Attention : si le </text:span><text:span text:style-name="T71">reste</text:span><text:span text:style-name="T56"> = 0 alors le résultat et un nombre entier.</text:span></text:p>
            <text:p text:style-name="P4"><text:span text:style-name="T56"><text:tab/></text:span><text:span text:style-name="T56">Attention : Après les unités rajoutés une virgule et un zéro pour continué la division</text:span></text:p>
            <text:p text:style-name="P4"><text:span text:style-name="T56"><text:tab/></text:span><text:span text:style-name="T56">Attention : Pour les </text:span><text:span text:style-name="T65">diviseurs</text:span><text:span text:style-name="T56"> à virgule multiplier par x10, x100, x1000 jusqu’à avoir un nombre entier</text:span></text:p>
            <text:p text:style-name="P4"><text:span text:style-name="T56"/></text:p>
            <text:p text:style-name="P4"><text:span text:style-name="T56"><text:tab/></text:span></text:p>
            <text:p text:style-name="P4"><text:span text:style-name="T56"/></text:p>
            <text:p text:style-name="P4"><text:span text:style-name="T56"/></text:p>
            <text:p text:style-name="P4"><text:span text:style-name="T56"><text:tab/></text:span><text:span text:style-name="T56"><text:tab/></text:span><text:span text:style-name="T72">42</text:span><text:span text:style-name="T73">3,00</text:span><text:span text:style-name="T56"> <text:s/></text:span><text:span text:style-name="T74">18 <text:s text:c="5"/></text:span><text:span text:style-name="T56">1. combien de fois</text:span><text:span text:style-name="T74"> 18</text:span><text:span text:style-name="T56"> dans</text:span><text:span text:style-name="T73"> </text:span><text:span text:style-name="T72">42</text:span><text:span text:style-name="T73"> </text:span><text:span text:style-name="T56">: </text:span><text:span text:style-name="T73"><text:s/></text:span><text:span text:style-name="T56">(</text:span><text:span text:style-name="T74">18</text:span><text:span text:style-name="T56"> x </text:span><text:span text:style-name="T75">2</text:span><text:span text:style-name="T56"> = </text:span><text:span text:style-name="T76">36</text:span><text:span text:style-name="T56">) vs </text:span><text:span text:style-name="T77">(18 x 3</text:span><text:span text:style-name="T78"> </text:span><text:span text:style-name="T77">= 54)</text:span><text:span text:style-name="T79">.</text:span><text:span text:style-name="T77"><text:tab/></text:span></text:p>
            <text:p text:style-name="P4"><text:span text:style-name="T56"><text:s text:c="16"/></text:span><text:span text:style-name="T56">- </text:span><text:span text:style-name="T76">36</text:span><text:span text:style-name="T56"> <text:s text:c="6"/></text:span><text:span text:style-name="T75">23,5</text:span><text:span text:style-name="T56"> <text:s text:c="5"/></text:span><text:span text:style-name="T76">36</text:span><text:span text:style-name="T56"> plus proche de </text:span><text:span text:style-name="T72">42</text:span></text:p>
            <text:p text:style-name="P4"><text:span text:style-name="T72"><text:s text:c="20"/></text:span><text:span text:style-name="T80">6</text:span><text:span text:style-name="T73">3</text:span></text:p>
            <text:p text:style-name="P4"><text:span text:style-name="T72"><text:s text:c="19"/></text:span><text:span text:style-name="T56">-</text:span><text:span text:style-name="T76">54</text:span><text:span text:style-name="T72"> <text:s text:c="12"/></text:span><text:span text:style-name="T56">2. j’écris </text:span><text:span text:style-name="T75">2</text:span><text:span text:style-name="T56"> dans le </text:span><text:span text:style-name="T75">quotient</text:span><text:span text:style-name="T56">, je soustrait </text:span><text:span text:style-name="T72">42</text:span><text:span text:style-name="T56"> de </text:span><text:span text:style-name="T76">36</text:span><text:span text:style-name="T56"> = </text:span><text:span text:style-name="T80">06</text:span><text:span text:style-name="T56"> abaisse le </text:span><text:span text:style-name="T73">3 </text:span><text:span text:style-name="T56">du </text:span><text:span text:style-name="T73">dividende</text:span></text:p>
            <text:p text:style-name="P4"><text:span text:style-name="T73"><text:s text:c="21"/></text:span><text:span text:style-name="T80">9</text:span><text:span text:style-name="T56">0</text:span></text:p>
            <text:p text:style-name="P4"><text:span text:style-name="T73"><text:s text:c="36"/></text:span><text:span text:style-name="T56">3. combien de fois 18 dans </text:span><text:span text:style-name="T80">6</text:span><text:span text:style-name="T73">3 </text:span><text:span text:style-name="T56">: (</text:span><text:span text:style-name="T74">18</text:span><text:span text:style-name="T56"> x </text:span><text:span text:style-name="T75">3</text:span><text:span text:style-name="T56"> = </text:span><text:span text:style-name="T76">54</text:span><text:span text:style-name="T56">) vs </text:span><text:span text:style-name="T77">(18 x 4 = 72)</text:span></text:p>
            <text:p text:style-name="P4"><text:span text:style-name="T79"><text:s text:c="39"/></text:span><text:span text:style-name="T81">54</text:span><text:span text:style-name="T79"> plus proche de </text:span><text:span text:style-name="T82">6</text:span><text:span text:style-name="T83">3</text:span></text:p>
            <text:p text:style-name="P4"><text:span text:style-name="T83"/></text:p>
            <text:p text:style-name="P4"><text:span text:style-name="T83"><text:s text:c="36"/></text:span><text:span text:style-name="T79">4. j’écris </text:span><text:span text:style-name="T84">3</text:span><text:span text:style-name="T79"> dans le </text:span><text:span text:style-name="T84">quotient</text:span><text:span text:style-name="T79">, je soustrait </text:span><text:span text:style-name="T82">6</text:span><text:span text:style-name="T83">2</text:span><text:span text:style-name="T79"> de </text:span><text:span text:style-name="T81">54</text:span><text:span text:style-name="T79"> = </text:span><text:span text:style-name="T82">09</text:span><text:span text:style-name="T79"> si je veut continuez après la 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décimal je met une virgule au</text:span><text:span text:style-name="T84"> quotient</text:span><text:span text:style-name="T79"> et j’abaisse le 0 et je recommence.</text:span></text:p>
            <text:p text:style-name="P13"><text:span text:style-name="T56"/></text:p>
            <text:p text:style-name="P4"><text:span text:style-name="T56"/></text:p>
            <text:p text:style-name="P4"><text:span text:style-name="T56"/></text:p>
            <text:p text:style-name="P4"><text:span text:style-name="T56"/></text:p>
            <text:p text:style-name="P4"><text:span text:style-name="T56"><text:tab/></text:span><text:span text:style-name="T56"> <text:s text:c="12"/></text:span><text:span text:style-name="T56"><text:tab/></text:span></text:p>
            <text:p text:style-name="P4"><text:span text:style-name="T56"><text:tab/></text:span></text:p>
          </draw:text-box>
        </draw:frame>
        <draw:line draw:style-name="gr10" draw:text-style-name="P6" draw:layer="layout" svg:x1="13.462cm" svg:y1="6.35cm" svg:x2="14.859cm" svg:y2="6.35cm">
          <text:p/>
        </draw:line>
        <draw:line draw:style-name="gr10" draw:text-style-name="P6" draw:layer="layout" svg:x1="13.819cm" svg:y1="2.794cm" svg:x2="14.478cm" svg:y2="2.533cm">
          <text:p/>
        </draw:line>
        <draw:frame draw:style-name="gr11" draw:text-style-name="P15" draw:layer="layout" svg:width="2.637cm" svg:height="0.508cm" svg:x="14.381cm" svg:y="2.286cm">
          <draw:text-box>
            <text:p><text:span text:style-name="T85">Retenue</text:span><text:span text:style-name="T86"> </text:span><text:span text:style-name="T85">de</text:span><text:span text:style-name="T86"> 5+7 = 12</text:span></text:p>
          </draw:text-box>
        </draw:frame>
        <draw:line draw:style-name="gr12" draw:text-style-name="P6" draw:layer="layout" svg:x1="6.213cm" svg:y1="3.175cm" svg:x2="6.477cm" svg:y2="3.566cm">
          <text:p/>
        </draw:line>
        <draw:line draw:style-name="gr12" draw:text-style-name="P6" draw:layer="layout" svg:x1="6.999cm" svg:y1="3.165cm" svg:x2="6.604cm" svg:y2="3.556cm">
          <text:p/>
        </draw:line>
        <draw:frame draw:style-name="gr13" draw:text-style-name="P16" draw:layer="layout" svg:width="1.319cm" svg:height="0.531cm" svg:x="6.047cm" svg:y="3.519cm">
          <draw:text-box>
            <text:p><text:span text:style-name="T87">termes</text:span></text:p>
          </draw:text-box>
        </draw:frame>
        <draw:line draw:style-name="gr12" draw:text-style-name="P6" draw:layer="layout" svg:x1="7.747cm" svg:y1="3.165cm" svg:x2="8.011cm" svg:y2="3.556cm">
          <text:p/>
        </draw:line>
        <draw:frame draw:style-name="gr13" draw:text-style-name="P16" draw:layer="layout" svg:width="1.319cm" svg:height="0.531cm" svg:x="7.754cm" svg:y="3.429cm">
          <draw:text-box>
            <text:p><text:span text:style-name="T87">somme</text:span></text:p>
          </draw:text-box>
        </draw:frame>
        <draw:frame draw:style-name="gr13" draw:text-style-name="P16" draw:layer="layout" svg:width="1.319cm" svg:height="0.531cm" svg:x="5.969cm" svg:y="6.223cm">
          <draw:text-box>
            <text:p><text:span text:style-name="T87">termes</text:span></text:p>
          </draw:text-box>
        </draw:frame>
        <draw:frame draw:style-name="gr13" draw:text-style-name="P16" draw:layer="layout" svg:width="1.582cm" svg:height="0.531cm" svg:x="7.562cm" svg:y="6.279cm">
          <draw:text-box>
            <text:p><text:span text:style-name="T87">différence</text:span></text:p>
          </draw:text-box>
        </draw:frame>
        <draw:line draw:style-name="gr12" draw:text-style-name="P6" draw:layer="layout" svg:x1="7.62cm" svg:y1="5.969cm" svg:x2="7.884cm" svg:y2="6.36cm">
          <text:p/>
        </draw:line>
        <draw:line draw:style-name="gr12" draw:text-style-name="P6" draw:layer="layout" svg:x1="6.985cm" svg:y1="5.969cm" svg:x2="6.721cm" svg:y2="6.36cm">
          <text:p/>
        </draw:line>
        <draw:line draw:style-name="gr12" draw:text-style-name="P6" draw:layer="layout" svg:x1="6.096cm" svg:y1="5.969cm" svg:x2="6.36cm" svg:y2="6.36cm">
          <text:p/>
        </draw:line>
        <draw:frame draw:style-name="gr14" draw:text-style-name="P17" draw:layer="layout" svg:width="4.22cm" svg:height="0.746cm" svg:x="15.592cm" svg:y="4.715cm">
          <draw:text-box>
            <text:p><text:span text:style-name="T88">Retenue: 5 pour allez à 17 = 12</text:span></text:p>
            <text:p><text:span text:style-name="T88">Je pose 2 et pose ma retenus en bas</text:span></text:p>
          </draw:text-box>
        </draw:frame>
        <draw:line draw:style-name="gr15" draw:text-style-name="P6" draw:layer="layout" svg:x1="15.426cm" svg:y1="5.08cm" svg:x2="13.843cm" svg:y2="5.341cm">
          <text:p/>
        </draw:line>
        <draw:line draw:style-name="gr15" draw:text-style-name="P6" draw:layer="layout" svg:x1="13.843cm" svg:y1="5.334cm" svg:x2="13.843cm" svg:y2="5.989cm">
          <text:p/>
        </draw:line>
        <draw:frame draw:style-name="gr16" draw:text-style-name="P18" draw:layer="layout" svg:width="4.564cm" svg:height="1.723cm" svg:x="15.248cm" svg:y="6.532cm">
          <draw:text-box>
            <text:p><text:span text:style-name="T89">Retenue: 2 +</text:span><text:span text:style-name="T90"> </text:span><text:span text:style-name="T88">1 (retenue précédente)</text:span><text:span text:style-name="T90"> </text:span><text:span text:style-name="T89">= 3</text:span><text:span text:style-name="T90"> </text:span></text:p>
            <text:p><text:span text:style-name="T90"/></text:p>
            <text:p><text:span text:style-name="T89">3 pour allez à 10 = 7</text:span></text:p>
            <text:p><text:span text:style-name="T89"/></text:p>
            <text:p><text:span text:style-name="T89">Je pose 7 et pose ma retenue en bas</text:span></text:p>
          </draw:text-box>
        </draw:frame>
        <draw:line draw:style-name="gr15" draw:text-style-name="P6" draw:layer="layout" svg:x1="15.181cm" svg:y1="7.373cm" svg:x2="13.335cm" svg:y2="7.112cm">
          <text:p/>
        </draw:line>
        <draw:line draw:style-name="gr15" draw:text-style-name="P6" draw:layer="layout" svg:x1="13.335cm" svg:y1="6.33cm" svg:x2="13.335cm" svg:y2="7.112cm">
          <text:p/>
        </draw:line>
        <draw:frame draw:style-name="gr17" draw:text-style-name="P16" draw:layer="layout" svg:width="1.319cm" svg:height="0.545cm" svg:x="5.842cm" svg:y="9.525cm">
          <draw:text-box>
            <text:p><text:span text:style-name="T87">facteurs</text:span></text:p>
          </draw:text-box>
        </draw:frame>
        <draw:frame draw:style-name="gr17" draw:text-style-name="P16" draw:layer="layout" svg:width="1.319cm" svg:height="0.545cm" svg:x="7.493cm" svg:y="9.525cm">
          <draw:text-box>
            <text:p><text:span text:style-name="T87">produit</text:span></text:p>
          </draw:text-box>
        </draw:frame>
        <draw:line draw:style-name="gr12" draw:text-style-name="P6" draw:layer="layout" svg:x1="6.736cm" svg:y1="9.271cm" svg:x2="6.604cm" svg:y2="9.662cm">
          <text:p/>
        </draw:line>
        <draw:line draw:style-name="gr12" draw:text-style-name="P6" draw:layer="layout" svg:x1="6.218cm" svg:y1="9.271cm" svg:x2="6.35cm" svg:y2="9.662cm">
          <text:p/>
        </draw:line>
        <draw:line draw:style-name="gr12" draw:text-style-name="P6" draw:layer="layout" svg:x1="7.483cm" svg:y1="9.271cm" svg:x2="7.747cm" svg:y2="9.662cm">
          <text:p/>
        </draw:line>
        <draw:line draw:style-name="gr10" draw:text-style-name="P6" draw:layer="layout" svg:x1="13.589cm" svg:y1="9.652cm" svg:x2="14.986cm" svg:y2="9.652cm">
          <text:p/>
        </draw:line>
        <draw:line draw:style-name="gr10" draw:text-style-name="P6" draw:layer="layout" svg:x1="13.555cm" svg:y1="10.541cm" svg:x2="15.113cm" svg:y2="10.541cm">
          <text:p/>
        </draw:line>
        <draw:frame draw:style-name="gr14" draw:text-style-name="P17" draw:layer="layout" svg:width="4.22cm" svg:height="0.746cm" svg:x="15.465cm" svg:y="8.271cm">
          <draw:text-box>
            <text:p><text:span text:style-name="T88">Retenue: 2 x 6 = 12 je pose 2 et ma retenue en haut</text:span></text:p>
          </draw:text-box>
        </draw:frame>
        <draw:line draw:style-name="gr15" draw:text-style-name="P6" draw:layer="layout" svg:x1="15.401cm" svg:y1="8.629cm" svg:x2="14.478cm" svg:y2="8.89cm">
          <text:p/>
        </draw:line>
        <draw:frame draw:style-name="gr16" draw:text-style-name="P17" draw:layer="layout" svg:width="5.143cm" svg:height="1.723cm" svg:x="15.621cm" svg:y="9.144cm">
          <draw:text-box>
            <text:p><text:span text:style-name="T90">Je commence par les unités</text:span></text:p>
            <text:p><text:span text:style-name="T90">(2 x 6) (2 x (2+</text:span><text:span text:style-name="T91">1</text:span><text:span text:style-name="T90">)) (2 x 5) = 1042</text:span></text:p>
            <text:p><text:span text:style-name="T90"/></text:p>
            <text:p><text:span text:style-name="T90">Puis je passe au dizaines</text:span></text:p>
            <text:p><text:span text:style-name="T90">(1 x 6) (1 x 2) (1 x 5) = 526 </text:span></text:p>
            <text:p><text:span text:style-name="T88"/></text:p>
          </draw:text-box>
        </draw:frame>
        <draw:line draw:style-name="gr15" draw:text-style-name="P6" draw:layer="layout" svg:x1="15.514cm" svg:y1="9.655cm" svg:x2="14.986cm" svg:y2="9.525cm">
          <text:p/>
        </draw:line>
        <draw:frame draw:style-name="gr14" draw:text-style-name="P18" draw:layer="layout" svg:width="5.011cm" svg:height="0.746cm" svg:x="15.354cm" svg:y="10.811cm">
          <draw:text-box>
            <text:p><text:span text:style-name="T90">Résultat : L’addition 1042 + 526 = 1568</text:span></text:p>
          </draw:text-box>
        </draw:frame>
        <draw:line draw:style-name="gr15" draw:text-style-name="P6" draw:layer="layout" svg:x1="15.514cm" svg:y1="10.925cm" svg:x2="14.986cm" svg:y2="10.795cm">
          <text:p/>
        </draw:line>
        <draw:line draw:style-name="gr10" draw:text-style-name="P6" draw:layer="layout" svg:x1="13.462cm" svg:y1="3.556cm" svg:x2="14.986cm" svg:y2="3.556cm">
          <text:p/>
        </draw:line>
        <draw:line draw:style-name="gr18" draw:text-style-name="P6" draw:layer="layout" svg:x1="3.429cm" svg:y1="24.511cm" svg:x2="3.429cm" svg:y2="24.384cm">
          <text:p/>
        </draw:line>
        <draw:line draw:style-name="gr18" draw:text-style-name="P6" draw:layer="layout" svg:x1="3.536cm" svg:y1="25.269cm" svg:x2="3.536cm" svg:y2="25.269cm">
          <text:p/>
        </draw:line>
        <draw:line draw:style-name="gr18" draw:text-style-name="P6" draw:layer="layout" svg:x1="3.429cm" svg:y1="24.382cm" svg:x2="3.769cm" svg:y2="24.384cm">
          <text:p/>
        </draw:line>
        <draw:line draw:style-name="gr18" draw:text-style-name="P6" draw:layer="layout" svg:x1="3.683cm" svg:y1="24.384cm" svg:x2="4.079cm" svg:y2="23.993cm">
          <text:p/>
        </draw:line>
        <draw:frame draw:style-name="gr19" draw:text-style-name="P20" draw:layer="layout" svg:width="5.671cm" svg:height="0.676cm" svg:x="1.524cm" svg:y="23.241cm">
          <draw:text-box>
            <text:p text:style-name="P19"><text:span text:style-name="T92">4 &lt; 18 </text:span><text:span text:style-name="T93">alors</text:span><text:span text:style-name="T92"> on </text:span><text:span text:style-name="T93">prend</text:span><text:span text:style-name="T92"> 42 &gt; 18</text:span></text:p>
          </draw:text-box>
        </draw:frame>
        <draw:line draw:style-name="gr18" draw:text-style-name="P6" draw:layer="layout" svg:x1="3.048cm" svg:y1="25.146cm" svg:x2="3.707cm" svg:y2="25.146cm">
          <text:p/>
        </draw:line>
        <draw:line draw:style-name="gr18" draw:text-style-name="P6" draw:layer="layout" svg:x1="3.541cm" svg:y1="25.908cm" svg:x2="3.937cm" svg:y2="25.908cm">
          <text:p/>
        </draw:line>
        <draw:line draw:style-name="gr18" draw:text-style-name="P6" draw:layer="layout" svg:x1="4.572cm" svg:y1="24.765cm" svg:x2="5.231cm" svg:y2="24.765cm">
          <text:p/>
        </draw:line>
        <draw:line draw:style-name="gr18" draw:text-style-name="P6" draw:layer="layout" svg:x1="4.572cm" svg:y1="24.257cm" svg:x2="4.572cm" svg:y2="26.343cm">
          <text:p/>
        </draw:line>
        <draw:line draw:style-name="gr18" draw:text-style-name="P6" draw:layer="layout" svg:x1="3.775cm" svg:y1="24.512cm" svg:x2="3.775cm" svg:y2="24.385cm">
          <text:p/>
        </draw:line>
      </draw:page>
      <draw:page draw:name="page3" draw:style-name="dp1" draw:master-page-name="Default">
        <draw:custom-shape draw:style-name="gr1" draw:text-style-name="P1" draw:layer="layout" svg:width="21.807cm" svg:height="30.482cm" draw:transform="rotate (-3.14159265358979) translate (21.406cm 30.092cm)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0.343cm" svg:height="31.587cm" svg:x="0.637cm" svg:y="0.635cm">
          <draw:text-box>
            <text:p text:style-name="P4"><text:span text:style-name="T11">Algébres</text:span></text:p>
            <text:p text:style-name="P4"><text:span text:style-name="T56"/></text:p>
            <text:p text:style-name="P4"><text:span text:style-name="T56"/></text:p>
            <text:p text:style-name="P4"><text:span text:style-name="T56"/></text:p>
            <text:p text:style-name="P4"><text:span text:style-name="T56"><text:tab/></text:span><text:span text:style-name="T56"> <text:s text:c="12"/></text:span><text:span text:style-name="T56"><text:tab/></text:span></text:p>
            <text:p text:style-name="P4"><text:span text:style-name="T56"><text:tab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Miriam CLM" svg:font-family="'Miriam CLM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2.2$Windows_X86_64 LibreOffice_project/4e471d8c02c9c90f512f7f9ead8875b57fcb1ec3</meta:generator>
    <dc:date>2020-05-18T16:30:21.023000000</dc:date>
    <meta:editing-duration>PT13H38M2S</meta:editing-duration>
    <meta:editing-cycles>15</meta:editing-cycles>
    <meta:print-date>2020-05-04T20:01:43.624000000</meta:print-date>
    <meta:document-statistic meta:object-count="61"/>
  </office:meta>
</office:document-meta>
</file>